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0111in"/>
    </style:style>
    <style:style style:name="Table1.B" style:family="table-column">
      <style:table-column-properties style:column-width="1.7389in"/>
    </style:style>
    <style:style style:name="Table1.C" style:family="table-column">
      <style:table-column-properties style:column-width="1.3125in"/>
    </style:style>
    <style:style style:name="Table1.D" style:family="table-column">
      <style:table-column-properties style:column-width="1.1875in"/>
    </style:style>
    <style:style style:name="Table1.E" style:family="table-column">
      <style:table-column-properties style:column-width="0.875in"/>
    </style:style>
    <style:style style:name="Table1.F" style:family="table-column">
      <style:table-column-properties style:column-width="0.8021in"/>
    </style:style>
    <style:style style:name="Table1.A1" style:family="table-cell">
      <style:table-cell-properties style:vertical-align="middle" fo:padding="0.0194in" fo:border="0.05pt solid #000000"/>
    </style:style>
    <style:style style:name="Table1.A4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Standard">
      <style:text-properties fo:font-weight="bold" officeooo:paragraph-rsid="000801f1" style:font-weight-asian="bold"/>
    </style:style>
    <style:style style:name="P3" style:family="paragraph" style:parent-style-name="Standard">
      <style:text-properties fo:font-weight="bold" officeooo:paragraph-rsid="000801f1" style:font-weight-asian="bold" style:font-weight-complex="bold"/>
    </style:style>
    <style:style style:name="P4" style:family="paragraph" style:parent-style-name="Standard">
      <style:text-properties officeooo:paragraph-rsid="000801f1"/>
    </style:style>
    <style:style style:name="P5" style:family="paragraph" style:parent-style-name="Text_20_body">
      <style:paragraph-properties fo:text-align="center" style:justify-single-word="false"/>
      <style:text-properties officeooo:paragraph-rsid="000a238a"/>
    </style:style>
    <style:style style:name="P6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Text_20_body">
      <style:text-properties fo:font-size="12pt" fo:font-weight="bold" officeooo:rsid="001612ef" officeooo:paragraph-rsid="001612ef" style:font-size-asian="12pt" style:font-weight-asian="bold" style:font-size-complex="12pt" style:font-weight-complex="bold"/>
    </style:style>
    <style:style style:name="P8" style:family="paragraph" style:parent-style-name="Table_20_Contents">
      <style:text-properties officeooo:paragraph-rsid="001563af"/>
    </style:style>
    <style:style style:name="P9" style:family="paragraph" style:parent-style-name="Table_20_Contents">
      <style:text-properties officeooo:paragraph-rsid="00181be8"/>
    </style:style>
    <style:style style:name="P10" style:family="paragraph" style:parent-style-name="Table_20_Contents">
      <style:text-properties officeooo:rsid="00181be8" officeooo:paragraph-rsid="00181be8"/>
    </style:style>
    <style:style style:name="P11" style:family="paragraph" style:parent-style-name="Table_20_Contents">
      <style:text-properties officeooo:paragraph-rsid="001b72bd"/>
    </style:style>
    <style:style style:name="P12" style:family="paragraph" style:parent-style-name="Table_20_Contents">
      <style:text-properties officeooo:paragraph-rsid="001c630f"/>
    </style:style>
    <style:style style:name="P13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9095e"/>
    </style:style>
    <style:style style:name="T4" style:family="text">
      <style:text-properties fo:font-size="12pt" officeooo:rsid="00079aa8" style:font-size-asian="12pt" style:font-size-complex="12pt"/>
    </style:style>
    <style:style style:name="T5" style:family="text">
      <style:text-properties fo:font-size="12pt" officeooo:rsid="0007ae0e" style:font-size-asian="12pt" style:font-size-complex="12pt"/>
    </style:style>
    <style:style style:name="T6" style:family="text">
      <style:text-properties fo:font-size="12pt" officeooo:rsid="001612ef" style:font-size-asian="12pt" style:font-size-complex="12pt"/>
    </style:style>
    <style:style style:name="T7" style:family="text">
      <style:text-properties fo:font-size="12pt" officeooo:rsid="0016e49e" style:font-size-asian="12pt" style:font-size-complex="12pt"/>
    </style:style>
    <style:style style:name="T8" style:family="text">
      <style:text-properties fo:font-size="12pt" officeooo:rsid="001d7861" style:font-size-asian="12pt" style:font-size-complex="12pt"/>
    </style:style>
    <style:style style:name="T9" style:family="text">
      <style:text-properties officeooo:rsid="00140855"/>
    </style:style>
    <style:style style:name="T10" style:family="text">
      <style:text-properties officeooo:rsid="001563af"/>
    </style:style>
    <style:style style:name="T11" style:family="text">
      <style:text-properties officeooo:rsid="00181be8"/>
    </style:style>
    <style:style style:name="T12" style:family="text">
      <style:text-properties officeooo:rsid="001a1684"/>
    </style:style>
    <style:style style:name="T13" style:family="text">
      <style:text-properties officeooo:rsid="001b72bd"/>
    </style:style>
    <style:style style:name="T14" style:family="text">
      <style:text-properties officeooo:rsid="001c630f"/>
    </style:style>
    <style:style style:name="T15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3">Docente:<text:tab/><text:tab/>Bruce D. Marron</text:p>
      <text:p text:style-name="P3">Ciclo: <text:tab/><text:tab/><text:tab/>25-2</text:p>
      <text:p text:style-name="P4"><text:span text:style-name="T1">Materia: <text:tab/><text:tab/></text:span><text:span text:style-name="T2">Terminología Especializada en Documentos Jurídicos</text:span></text:p>
      <text:p text:style-name="P3">Curso:<text:tab/><text:tab/><text:tab/>IT0733</text:p>
      <text:p text:style-name="P4"><text:span text:style-name="T1">Licenciatura: <text:tab/>I</text:span><text:span text:style-name="T2">nterpretación y Traducción</text:span></text:p>
      <text:p text:style-name="P2">Horario:<text:tab/><text:tab/>Martes 19:00 – 20:00, Miércoles 1<text:span text:style-name="T3">7</text:span>:00 – 1<text:span text:style-name="T3">8</text:span>:00, Jueves 1<text:span text:style-name="T3">5</text:span>:00 – 1<text:span text:style-name="T3">6</text:span>:00</text:p>
      <text:p text:style-name="P2">Grupo:<text:tab/><text:tab/>7A</text:p>
      <text:p text:style-name="Standard"/>
      <text:p text:style-name="P5"><text:span text:style-name="Strong_20_Emphasis"><text:span text:style-name="T4">HW_0</text:span></text:span><text:span text:style-name="Strong_20_Emphasis"><text:span text:style-name="T7">3</text:span></text:span><text:span text:style-name="Strong_20_Emphasis"><text:span text:style-name="T6">.</text:span></text:span><text:span text:style-name="Strong_20_Emphasis"><text:span text:style-name="T8">2</text:span></text:span><text:span text:style-name="Strong_20_Emphasis"><text:span text:style-name="T4"> <text:s/></text:span></text:span><text:span text:style-name="Strong_20_Emphasis"><text:span text:style-name="T8">Hierarchy </text:span></text:span><text:span text:style-name="Strong_20_Emphasis"><text:span text:style-name="T7">of a </text:span></text:span><text:span text:style-name="Strong_20_Emphasis"><text:span text:style-name="T8">Civil </text:span></text:span><text:span text:style-name="Strong_20_Emphasis"><text:span text:style-name="T7">Law </text:span></text:span><text:span text:style-name="Strong_20_Emphasis"><text:span text:style-name="T4">Rubric </text:span></text:span><text:span text:style-name="Strong_20_Emphasis"><text:span text:style-name="T5">(convert to 10 point scale)</text:span></text:span></text:p>
      <text:section text:style-name="Sect1" text:name="md-content-206003801">
        <text:section text:style-name="Sect1" text:name="md-content-215014983">
 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column table:style-name="Table1.D"/>
            <table:table-column table:style-name="Table1.E"/>
            <table:table-column table:style-name="Table1.F"/>
            <table:table-header-rows>
              <table:table-row>
                <table:table-cell table:style-name="Table1.A1" office:value-type="string">
                  <text:p text:style-name="Table_20_Heading"><text:bookmark text:name="criteria"/>Criteria<text:bookmark text:name="5_points"/></text:p>
                </table:table-cell>
                <table:table-cell table:style-name="Table1.A1" office:value-type="string">
                  <text:p text:style-name="Table_20_Heading">5 Points<text:bookmark text:name="4_points"/></text:p>
                </table:table-cell>
                <table:table-cell table:style-name="Table1.A1" office:value-type="string">
                  <text:p text:style-name="Table_20_Heading">4 Points<text:bookmark text:name="3_points"/></text:p>
                </table:table-cell>
                <table:table-cell table:style-name="Table1.A1" office:value-type="string">
                  <text:p text:style-name="Table_20_Heading">3 Points<text:bookmark text:name="2_points"/></text:p>
                </table:table-cell>
                <table:table-cell table:style-name="Table1.A1" office:value-type="string">
                  <text:p text:style-name="Table_20_Heading">2 Points<text:bookmark text:name="1_point"/></text:p>
                </table:table-cell>
                <table:table-cell table:style-name="Table1.A1" office:value-type="string">
                  <text:p text:style-name="Table_20_Heading">1 Point</text:p>
                </table:table-cell>
              </table:table-row>
            </table:table-header-rows>
            <table:table-row>
              <table:table-cell table:style-name="Table1.A1" office:value-type="string">
                <text:p text:style-name="P11"><text:span text:style-name="Strong_20_Emphasis"><text:span text:style-name="T13">Hierarchy of Civil Code</text:span></text:span></text:p>
              </table:table-cell>
              <table:table-cell table:style-name="Table1.A1" office:value-type="string">
                <text:p text:style-name="Table_20_Contents">Comprehensive <text:span text:style-name="T13">listing and </text:span><text:span text:style-name="T11">tracking of </text:span><text:span text:style-name="T13">the selected topic (Titles, Chapters, and Articles)</text:span></text:p>
              </table:table-cell>
              <table:table-cell table:style-name="Table1.A1" office:value-type="string">
                <text:p text:style-name="P12"><text:span text:style-name="T11">Basic tracking of </text:span><text:span text:style-name="T13">the selected topic (Titles, Chapters, and Articles)</text:span></text:p>
              </table:table-cell>
              <table:table-cell table:style-name="Table1.A1" office:value-type="string">
                <text:p text:style-name="P12"><text:span text:style-name="T11">Slight tracking of </text:span><text:span text:style-name="T13">the selected topic (</text:span><text:span text:style-name="T14">Missing </text:span><text:span text:style-name="T13">Titles, Chapters, </text:span><text:span text:style-name="T14">or </text:span><text:span text:style-name="T13"><text:s/>Articles)</text:span></text:p>
              </table:table-cell>
              <table:table-cell table:style-name="Table1.A1" office:value-type="string">
                <text:p text:style-name="P9"><text:span text:style-name="T11">No <text:s/>tracking of </text:span><text:span text:style-name="T12">any </text:span><text:span text:style-name="T14">topics</text:span></text:p>
              </table:table-cell>
              <table:table-cell table:style-name="Table1.A1" office:value-type="string">
                <text:p text:style-name="P10">Absent </text:p>
              </table:table-cell>
            </table:table-row>
            <table:table-row>
              <table:table-cell table:style-name="Table1.A1" office:value-type="string">
                <text:p text:style-name="Table_20_Contents"><text:span text:style-name="Strong_20_Emphasis"><text:s/>Writing Quality </text:span><text:span text:style-name="Strong_20_Emphasis"><text:span text:style-name="T10">and </text:span></text:span></text:p>
                <text:p text:style-name="P8"><text:span text:style-name="Strong_20_Emphasis"><text:span text:style-name="T10">Organization </text:span></text:span><text:span text:style-name="Strong_20_Emphasis"><text:span text:style-name="T14">of Article Summaries</text:span></text:span></text:p>
              </table:table-cell>
              <table:table-cell table:style-name="Table1.A1" office:value-type="string">
                <text:p text:style-name="Table_20_Contents">Exceptional clarity, coherence, professional scholarly language <text:span text:style-name="T10">and organization </text:span><text:span text:style-name="T14">of summaries</text:span></text:p>
              </table:table-cell>
              <table:table-cell table:style-name="Table1.A1" office:value-type="string">
                <text:p text:style-name="Table_20_Contents">Well-structured, clear academic prose</text:p>
              </table:table-cell>
              <table:table-cell table:style-name="Table1.A1" office:value-type="string">
                <text:p text:style-name="Table_20_Contents">Acceptable academic writing</text:p>
              </table:table-cell>
              <table:table-cell table:style-name="Table1.A1" office:value-type="string">
                <text:p text:style-name="Table_20_Contents">Inconsistent writing quality</text:p>
              </table:table-cell>
              <table:table-cell table:style-name="Table1.A1" office:value-type="string">
                <text:p text:style-name="Table_20_Contents">Poor academic writing</text:p>
              </table:table-cell>
            </table:table-row>
            <table:table-row>
              <table:table-cell table:style-name="Table1.A4" office:value-type="string">
                <text:p text:style-name="Table_20_Contents"><text:span text:style-name="Strong_20_Emphasis">Translation Accuracy</text:span></text:p>
              </table:table-cell>
              <table:table-cell table:style-name="Table1.A4" office:value-type="string">
                <text:p text:style-name="Table_20_Contents">Flawless, nuanced translation preserving legal terminology</text:p>
              </table:table-cell>
              <table:table-cell table:style-name="Table1.A4" office:value-type="string">
                <text:p text:style-name="Table_20_Contents">High-quality translation with minor technical issues</text:p>
              </table:table-cell>
              <table:table-cell table:style-name="Table1.A4" office:value-type="string">
                <text:p text:style-name="Table_20_Contents">Adequate translation maintaining core meaning</text:p>
              </table:table-cell>
              <table:table-cell table:style-name="Table1.A4" office:value-type="string">
                <text:p text:style-name="Table_20_Contents">Partial translation with significant errors</text:p>
              </table:table-cell>
              <table:table-cell table:style-name="Table1.A4" office:value-type="string">
                <text:p text:style-name="Table_20_Contents">Incomprehensible or incorrect translation</text:p>
              </table:table-cell>
            </table:table-row>
            <table:table-row>
              <table:table-cell table:style-name="Table1.A4" office:value-type="string">
                <text:p text:style-name="Table_20_Contents"><text:span text:style-name="Strong_20_Emphasis"><text:span text:style-name="T9">Presentation and </text:span></text:span><text:span text:style-name="Strong_20_Emphasis"><text:s/>Formatting</text:span></text:p>
              </table:table-cell>
              <table:table-cell table:style-name="Table1.A4" office:value-type="string">
                <text:p text:style-name="Table_20_Contents">Perfect adherence to academic formatting (margins, spacing, citations)</text:p>
              </table:table-cell>
              <table:table-cell table:style-name="Table1.A4" office:value-type="string">
                <text:p text:style-name="Table_20_Contents">Minor, negligible formatting deviations</text:p>
              </table:table-cell>
              <table:table-cell table:style-name="Table1.A4" office:value-type="string">
                <text:p text:style-name="Table_20_Contents">Acceptable formatting with some issues</text:p>
              </table:table-cell>
              <table:table-cell table:style-name="Table1.A4" office:value-type="string">
                <text:p text:style-name="Table_20_Contents">Significant formatting problems</text:p>
              </table:table-cell>
              <table:table-cell table:style-name="Table1.A4" office:value-type="string">
                <text:p text:style-name="Table_20_Contents">Lacks basic formatting standards</text:p>
              </table:table-cell>
            </table:table-row>
          </table:table>
          <text:p text:style-name="P6"/>
        </text:section>
        <text:p text:style-name="P7">Assignment</text:p>
        <text:p text:style-name="Standard">HW_03.2</text:p>
        <text:p text:style-name="Standard">Select one (1) important civil law topic covered in the Código Civil Federal(e.g, marriage).</text:p>
        <text:p text:style-name="Standard">In a one-page+ paper provide:</text:p>
        <text:p text:style-name="Standard"><text:tab/>* The Title where the civil law appears (e.g. marriage is covered by Title V)</text:p>
        <text:p text:style-name="Standard"><text:tab/>* The Chapters that cover the civil law (e.g. marriage proper is covered by </text:p>
        <text:p text:style-name="Standard"><text:tab/>Chapters I - IV)</text:p>
        <text:p text:style-name="Standard"><text:tab/>* The Articles that cover the civil law (e.g. marriage proper is covered by </text:p>
        <text:p text:style-name="Standard"><text:tab/>Articles 146 - 182)</text:p>
        <text:p text:style-name="Standard"><text:tab/>* A brief summary of a small handful of interesting (to you) Articles</text:p>
        <text:p text:style-name="Standard"><text:tab/>* A direct English translation of a couple of the Articles</text:p>
        <text:p text:style-name="P6"><text:tab/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0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2-10T19:26:42.377004594</dc:date>
    <meta:editing-duration>PT1H3M35S</meta:editing-duration>
    <meta:editing-cycles>24</meta:editing-cycles>
    <meta:generator>LibreOffice/7.3.7.2$Linux_X86_64 LibreOffice_project/30$Build-2</meta:generator>
    <meta:document-statistic meta:table-count="1" meta:image-count="1" meta:object-count="0" meta:page-count="1" meta:paragraph-count="51" meta:word-count="277" meta:character-count="1945" meta:non-whitespace-character-count="1687"/>
  </office:meta>
</office:document-meta>
</file>